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, sans-serif, Arial, Helvetica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b84c" officeooo:paragraph-rsid="0016b84c"/>
    </style:style>
    <style:style style:name="P2" style:family="paragraph" style:parent-style-name="Standard">
      <style:text-properties officeooo:rsid="00173cc2" officeooo:paragraph-rsid="00173cc2"/>
    </style:style>
    <style:style style:name="T1" style:family="text">
      <style:text-properties fo:font-variant="normal" fo:text-transform="none" fo:color="#3a6d99" style:font-name="Tahoma" fo:font-size="9.75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officeooo:rsid="00173c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 1 :</text:p>
      <text:p text:style-name="Standard">Zu viele Ziele!</text:p>
      <text:p text:style-name="Standard"/>
      <text:p text:style-name="Standard">- bürokratischer Aufwand extrem hoch</text:p>
      <text:p text:style-name="Standard">- Regierung kann von so vielen Aufgaben leicht von der „täglichen Regierungsarbeit“ abgelenkt werden</text:p>
      <text:p text:style-name="Standard">- Wahrscheinlichkeit alles hinzuwerfen groß, da die Masse der Ziele erschlagend wirken kann</text:p>
      <text:p text:style-name="Standard"><text:tab/>→ jeder pickt sich das raus, was ihm passt und ignoriert den Rest</text:p>
      <text:p text:style-name="Standard"/>
      <text:p text:style-name="Standard"><text:a xlink:type="simple" xlink:href="http://www.dw.com/en/the-pros-and-cons-of-the-sdg-longlist/a-18701543" text:style-name="Internet_20_link" text:visited-style-name="Visited_20_Internet_20_Link">http://www.dw.com/en/the-pros-and-cons-of-the-sdg-longlist/a-18701543</text:a></text:p>
      <text:p text:style-name="Standard"/>
      <text:p text:style-name="Standard"/>
      <text:p text:style-name="Standard">- Fokus kann bei sovielen Zielen schnell verloren gehen</text:p>
      <text:p text:style-name="Standard">- nötige Tiefe der Ziele leidet auch unter so vielen Zielen</text:p>
      <text:p text:style-name="Standard"/>
      <text:p text:style-name="Standard"><text:line-break/><text:a xlink:type="simple" xlink:href="http://theconversation.com/the-risk-of-uns-sustainable-development-goals-too-many-goals-too-little-focus-48083" text:style-name="Internet_20_link" text:visited-style-name="Visited_20_Internet_20_Link">http://theconversation.com/the-risk-of-uns-sustainable-development-goals-too-many-goals-too-little-focus-48083</text:a></text:p>
      <text:p text:style-name="Standard"/>
      <text:p text:style-name="Standard"/>
      <text:p text:style-name="Standard">Problem 2</text:p>
      <text:p text:style-name="P1">Großes Mitspracherecht</text:p>
      <text:p text:style-name="P1"/>
      <text:p text:style-name="P1">- 2 Seiten der Medaille</text:p>
      <text:p text:style-name="P1">- Mitspracherecht an sich gut..</text:p>
      <text:p text:style-name="P1">- Problem: Dinge die einem Land nicht gepasst haben, wurden schnell untern Tisch fallen gelassen, damit man die anderen Fortschritte der Diskussion nicht gefährdet</text:p>
      <text:p text:style-name="P1"><text:s/><text:tab/>→ zb wurden <text:span text:style-name="T2">Themen wie gleichgeschlechtliche Ehen und Gay-Rights</text:span> <text:s/>lieber gar nicht erst aufgenommen <text:span text:style-name="T2">wegen homophoben Ländern, die an der Diskussion teilnahmen</text:span></text:p>
      <text:p text:style-name="P1"/>
      <text:p text:style-name="P1"><text:a xlink:type="simple" xlink:href="http://passblue.com/2015/05/17/no-room-for-lgbt-rights-in-the-new-un-development-goals/" text:style-name="Internet_20_link" text:visited-style-name="Visited_20_Internet_20_Link"><text:span text:style-name="T1">http://passblue.com/2015/05/17/no-room-for-lgbt-rights-in-the-new-un-development-goals/</text:span></text:a></text:p>
      <text:p text:style-name="P1"><text:span text:style-name="T1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ahoma" svg:font-family="Tahoma, sans-serif, Arial, Helvetica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de" fo:country="DE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de" fo:country="DE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12:23:17.228354324</meta:creation-date>
    <dc:date>2016-06-25T13:23:39.927511528</dc:date>
    <meta:editing-duration>PT9M42S</meta:editing-duration>
    <meta:editing-cycles>1</meta:editing-cycles>
    <meta:document-statistic meta:table-count="0" meta:image-count="0" meta:object-count="0" meta:page-count="1" meta:paragraph-count="17" meta:word-count="134" meta:character-count="1108" meta:non-whitespace-character-count="986"/>
    <meta:generator>LibreOffice/5.1.2.2.0$Linux_X86_64 LibreOffice_project/10m0$Build-2</meta:generator>
  </office:meta>
</office:document-meta>
</file>